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24-03-14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23-11-16 1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23-08-08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23-04-24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23-01-26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22-10-11 14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22-06-08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22-03-01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21-11-16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21-07-22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21-03-30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20-12-15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20-08-25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20-05-20 13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20-01-07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9-10-09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9-05-30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9-03-21 1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8-09-24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8-07-20 1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8-05-11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8-02-20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7-12-18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7-10-06 13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7-07-31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7-06-05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7-04-12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7-01-13 1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6-11-03 1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6-09-15 1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6-06-09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6-04-06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6-02-02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5-12-15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5-10-14 1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5-08-12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5-08-05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5-06-05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5-04-20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5-02-10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4-12-17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4-09-30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4-08-05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4-07-08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4-06-26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4-05-29 1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4-05-20 1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4-02-07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4-02-05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3-12-11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3-10-24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3-07-11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3-05-09 1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3-03-14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2-12-11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2-10-02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2-09-19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2-08-14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2-06-05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2-04-04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2-02-07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1-12-08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1-10-05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1-08-03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1-06-16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1-04-18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0-12-08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0-10-20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0-05-24 1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10-02-23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09-11-13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849079563901</text:p>
          </table:table-cell>
          <table:table-cell office:value-type="string" calcext:value-type="string">
            <text:p>2009-10-15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